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31pt" fo:font-weight="bold" style:font-size-asian="31pt" style:font-weight-asian="bold" style:font-size-complex="3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DT</text:span></text:p>
      <text:p text:style-name="Standard">POC for doc docx preview</text:p>
      <text:p text:style-name="Standard"/>
      <text:p text:style-name="Standard">Confidential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8" meta:character-count="43" meta:non-whitespace-character-count="38"/>
    <meta:generator>LibreOfficeDev/6.0.5.2$Linux_X86_64 LibreOffice_project/</meta:generator>
  </office:meta>
</office:document-meta>
</file>